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Courier New1" fo:language="zxx" fo:country="none"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6" style:family="paragraph" style:parent-style-name="Text_20_body" style:list-style-name="L1">
      <style:text-properties style:font-name="Arial" fo:language="en" fo:country="GB" style:language-asian="zxx" style:country-asian="none" style:language-complex="zxx" style:country-complex="none"/>
    </style:style>
    <style:style style:name="P17" style:family="paragraph" style:parent-style-name="Text_20_body" style:list-style-name="L2">
      <style:text-properties style:font-name="Arial" fo:language="en" fo:country="GB" style:language-asian="zxx" style:country-asian="none" style:language-complex="zxx" style:country-complex="none"/>
    </style:style>
    <style:style style:name="P18"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9" style:family="paragraph" style:parent-style-name="Text_20_body">
      <style:text-properties style:font-name="Arial" fo:language="zxx" fo:country="none" style:language-asian="zxx" style:country-asian="none" style:language-complex="zxx" style:country-complex="none"/>
    </style:style>
    <style:style style:name="P20" style:family="paragraph" style:parent-style-name="Heading_20_1">
      <style:text-properties style:font-name="Arial" fo:language="en" fo:country="GB" style:language-asian="zxx" style:country-asian="none" style:language-complex="zxx" style:country-complex="none"/>
    </style:style>
    <style:style style:name="P21" style:family="paragraph" style:parent-style-name="Heading_20_1">
      <style:text-properties fo:language="en" fo:country="GB" style:language-asian="zxx" style:country-asian="none" style:language-complex="zxx" style:country-complex="none"/>
    </style:style>
    <style:style style:name="P22"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3" style:family="paragraph" style:parent-style-name="Heading_20_2">
      <style:text-properties style:font-name="Arial" fo:language="en" fo:country="GB" style:language-asian="zxx" style:country-asian="none" style:language-complex="zxx" style:country-complex="none"/>
    </style:style>
    <style:style style:name="P24" style:family="paragraph" style:parent-style-name="Heading_20_2">
      <style:text-properties fo:language="en" fo:country="GB" style:language-asian="zxx" style:country-asian="none" style:language-complex="zxx" style:country-complex="none"/>
    </style:style>
    <style:style style:name="P25"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
      <text:p text:style-name="P6"/>
      <text:p text:style-name="P6"/>
      <text:p text:style-name="P7"/>
      <text:p text:style-name="P6"/>
      <text:p text:style-name="P12">FabOS</text:p>
      <text:p text:style-name="P13">aka. Fab.U.L.O.S</text:p>
      <text:p text:style-name="P14">(Fabian's Ultra Lightweight Operating System)</text:p>
      <text:p text:style-name="P12"/>
      <text:p text:style-name="P6"/>
      <text:p text:style-name="P6">Programmers guide<text:line-break/></text:p>
      <text:p text:style-name="P8"/>
      <text:p text:style-name="P5"/>
      <text:p text:style-name="P5"/>
      <text:p text:style-name="P5"/>
      <text:p text:style-name="P5"/>
      <text:p text:style-name="P5"/>
      <text:p text:style-name="P5">©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6">Content</text:p>
          </text:index-title>
          <text:p text:style-name="P27"><text:s/>1.What is FabOS<text:tab/>3</text:p>
          <text:p text:style-name="P27"><text:s/>2.Concepts<text:tab/>3</text:p>
          <text:p text:style-name="P27"><text:s/>3.Set up of the operating system<text:tab/>3</text:p>
          <text:p text:style-name="P28"><text:s/>3.1.Defines in FabOS_config.h<text:tab/>3</text:p>
          <text:p text:style-name="P28"><text:s/>3.2.OS_DeclareTask(TaskName,StackSize);<text:tab/>4</text:p>
          <text:p text:style-name="P28"><text:s/>3.3.Scheduling Timer<text:tab/>4</text:p>
          <text:p text:style-name="P28"><text:s/>3.4.void OS_CustomISRCode() ;<text:tab/>5</text:p>
          <text:p text:style-name="P28"><text:s/>3.5.The main()<text:tab/>5</text:p>
          <text:p text:style-name="P28"><text:s/>3.6.Preemptive tasks<text:tab/>5</text:p>
          <text:p text:style-name="P28"><text:s/>3.7.Idle task<text:tab/>6</text:p>
          <text:p text:style-name="P27"><text:s/>4.Initialize the operating system<text:tab/>6</text:p>
          <text:p text:style-name="P28"><text:s/>4.1.void CPU_init()<text:tab/>6</text:p>
          <text:p text:style-name="P28"><text:s/>4.2.void OS_CreateTask( TaskName, uint8_t taskNum)<text:tab/>6</text:p>
          <text:p text:style-name="P28"><text:s/>4.3.void OS_StartExecution() <text:tab/>6</text:p>
          <text:p text:style-name="P27"><text:s/>5.Mutexes<text:tab/>7</text:p>
          <text:p text:style-name="P28"><text:s/>5.1.void OS_MutexGet(int8_t mutexNum);<text:tab/>7</text:p>
          <text:p text:style-name="P28"><text:s/>5.2.void OS_MutexRelease(int8_t mutexNum);<text:tab/>7</text:p>
          <text:p text:style-name="P27"><text:s/>6.Alarms<text:tab/>7</text:p>
          <text:p text:style-name="P28"><text:s/>6.1.void OS_WaitTicks( uint16_t numTicks) ; <text:tab/>7</text:p>
          <text:p text:style-name="P28"><text:s/>6.2.void OS_SetAlarm(uint8_t TaskID, uint16_t numTicks ); <text:tab/>7</text:p>
          <text:p text:style-name="P28"><text:s/>6.3.void OS_WaitAlarm(); <text:tab/>7</text:p>
          <text:p text:style-name="P27"><text:s/>7.Events<text:tab/>7</text:p>
          <text:p text:style-name="P28"><text:s/>7.1.void OS_SetEvent(uint8_t TaskID, uint8_t EventMask)<text:tab/>7</text:p>
          <text:p text:style-name="P28"><text:s/>7.2.uint8_t OS_WaitEvent(uint8_t EventMask) <text:tab/>7</text:p>
          <text:p text:style-name="P28"><text:s/>7.3.uint8_t OS_WaitEventTimeout(uint8_t EventMask, uint16_t numTicks )<text:tab/>8</text:p>
          <text:p text:style-name="P27"><text:s/>8.Queues<text:tab/>8</text:p>
          <text:p text:style-name="P28"><text:s/>8.1.uint8_t OS_QueueIn(OS_Queue_t* pQueue , uint8_t *pByte)<text:tab/>8</text:p>
          <text:p text:style-name="P28"><text:s/>8.2.uint8_t OS_QueueOut(OS_Queue_t* pQueue, uint8_t *pByte)<text:tab/>8</text:p>
          <text:p text:style-name="P27"><text:s/>9.Internal functions<text:tab/>9</text:p>
          <text:p text:style-name="P28"><text:s/>9.1.ISR <text:s/>(OS_ScheduleISR)__attribute__ ((naked,signal)); <text:tab/>9</text:p>
          <text:p text:style-name="P28"><text:s/>9.2.void OS_CreateTaskInt( void (*t)(), uint8_t taskNum, uint8_t *stack, uint8_t stackSize ) <text:tab/>9</text:p>
          <text:p text:style-name="P28"><text:s/>9.3.int8_t OS_GetNextTaskNumber()<text:tab/>9</text:p>
          <text:p text:style-name="P28"><text:s/>9.4.void OS_Reschedule()__attribute__ ((naked))<text:tab/>9</text:p>
          <text:p text:style-name="P27"><text:s/>10.Helper functions<text:tab/>9</text:p>
          <text:p text:style-name="P28"><text:s/>10.1.void OS_ErrorHook(uint8_t ErrNo)<text:tab/>9</text:p>
          <text:p text:style-name="P28"><text:s/>10.2.uint16_t OS_GetUnusedStack (uint8_t TaskID)<text:tab/>10</text:p>
          <text:p text:style-name="P28"><text:s/>10.3.void OS_GetTicks(uint32_t* pTime) <text:tab/>10</text:p>
          <text:p text:style-name="P27"><text:s/>11.Programming hints<text:tab/>10</text:p>
          <text:p text:style-name="P28"><text:s/>11.1.Create a cyclic task<text:tab/>10</text:p>
        </text:index-body>
      </text:table-of-content>
      <text:h text:style-name="P20" text:outline-level="1" text:is-list-header="true"/>
      <text:h text:style-name="P22"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3679481" text:style-name="L1">
        <text:list-item>
          <text:p text:style-name="P16">Preemtive real time task scheduling</text:p>
        </text:list-item>
        <text:list-item>
          <text:p text:style-name="P16">Mutexes</text:p>
        </text:list-item>
        <text:list-item>
          <text:p text:style-name="P16">Events</text:p>
        </text:list-item>
        <text:list-item>
          <text:p text:style-name="P16">Queues</text:p>
        </text:list-item>
        <text:list-item>
          <text:p text:style-name="P16">Alarms</text:p>
        </text:list-item>
        <text:list-item>
          <text:p text:style-name="P16">Flexible use of OS-tick timer interrupt</text:p>
        </text:list-item>
        <text:list-item>
          <text:p text:style-name="P16">Idle task, which runs on native stack</text:p>
        </text:list-item>
        <text:list-item>
          <text:p text:style-name="P16">Easy to use and to understand</text:p>
        </text:list-item>
      </text:list>
      <text:h text:style-name="P20"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clared as a “void” function with the following structure:</text:p>
      <text:p text:style-name="P9">void Task(void) { … your code ...}</text:p>
      <text:p text:style-name="P2">Each task has its own stack, provided by a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43674495" text:style-name="L2">
        <text:list-item>
          <text:p text:style-name="P17">This is a static operating system. </text:p>
        </text:list-item>
        <text:list-item>
          <text:p text:style-name="P17">A task, mutex, queue once created, exists forever.</text:p>
        </text:list-item>
        <text:list-item>
          <text:p text:style-name="P17">strictly no use of malloc()</text:p>
        </text:list-item>
        <text:list-item>
          <text:p text:style-name="P17">One Task has a fixed priority, which is related to the ID. Lower IDs come first.</text:p>
        </text:list-item>
        <text:list-item>
          <text:p text:style-name="P17">Queues are static.</text:p>
        </text:list-item>
      </text:list>
      <text:h text:style-name="P21" text:outline-level="1">Set up of the operating system</text:h>
      <text:h text:style-name="P23" text:outline-level="2">Defines in FabOS_config.h</text:h>
      <text:p text:style-name="P9">#define OS_NUMTASKS 3 </text:p>
      <text:p text:style-name="P4">Set the total number of <text:s/>tasks excluding the idle task. (number of OS_CreateTask – function calls) <text:line-break/>never &gt;8</text:p>
      <text:p text:style-name="P4"/>
      <text:p text:style-name="P9">#define OS_NUMMUTEX 3 </text:p>
      <text:p text:style-name="P4">Set the total number of different mutexes.</text:p>
      <text:p text:style-name="P4"><text:soft-page-break/></text:p>
      <text:p text:style-name="P9">#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9"/>
      <text:p text:style-name="P9">#define OS_USECOMBINED 1 <text:tab/></text:p>
      <text:p text:style-name="P4">Use "OS_WaitEventTimeout()" which is easier to use, than combining alarms and events to get the functionality.</text:p>
      <text:p text:style-name="P9"/>
      <text:p text:style-name="P9">#define OS_USEEXTCHECKS 1</text:p>
      <text:p text:style-name="Text_20_body">Prevent false API usage (e.g. waiting in idle task)</text:p>
      <text:p text:style-name="P9"/>
      <text:p text:style-name="P9">#define OS_USEMEMCHECKS 1</text:p>
      <text:p text:style-name="P4">Enable the OS_get_unused_Stack function.</text:p>
      <text:p text:style-name="P4"/>
      <text:p text:style-name="P9">#define OS_UNUSEDMASK 0xee</text:p>
      <text:p text:style-name="P4">Set the value to be written into unused memory. </text:p>
      <text:p text:style-name="P4">Used by "OS_get_unused_Stack()"</text:p>
      <text:h text:style-name="P24" text:outline-level="2">OS_DeclareTask(TaskName,StackSize);</text:h>
      <text:p text:style-name="P4">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19">and expands as follows:</text:p>
      <text:p text:style-name="P10">void MyTask(void); // function prototype</text:p>
      <text:p text:style-name="P10">uint8_t StackMyTask[200]; // task stack definition</text:p>
      <text:h text:style-name="P24"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h text:style-name="P23" text:outline-level="2"><text:soft-page-break/>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Code"><text:tab/>TCNT1 =0; <text:s/>// reset the timer on ISR</text:p>
      <text:p text:style-name="Code">}</text:p>
      <text:h text:style-name="P24" text:outline-level="2">The main()</text:h>
      <text:p text:style-name="P4">The main() function consists of the following items:</text:p>
      <text:p text:style-name="P4"/>
      <text:p text:style-name="P4">The main function itself:</text:p>
      <text:p text:style-name="P9">int main(void)</text:p>
      <text:p text:style-name="P9">{</text:p>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h text:style-name="P24" text:outline-level="2">Preemptive tasks</text:h>
      <text:p text:style-name="P2">A System consists of some tasks, which are declar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The prototype and task stack, provided by a byte array, is declared by</text:p>
      <text:p text:style-name="Code"><text:soft-page-break/>OS_declar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uint16_t<text:tab/>OS_GetUnusedStack (uint8_t TaskID); </text:p>
      <text:p text:style-name="P9">void <text:tab/>OS_GetTicks(uint32_t* pTime); </text:p>
      <text:p text:style-name="P4"/>
      <text:h text:style-name="P21" text:outline-level="1">Initialize the operating system</text:h>
      <text:h text:style-name="P23" text:outline-level="2">void CPU_init()</text:h>
      <text:p text:style-name="P2">In this function, which is provided by you, initialize the CPU and the timer interrupts, but do not yet enable the global interrupts. <text:s/></text:p>
      <text:h text:style-name="P23"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23"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will be an uncontrolled reset of the processor.</text:p>
      <text:h text:style-name="P21" text:outline-level="1"><text:soft-page-break/>Mutexes</text:h>
      <text:h text:style-name="P23"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3" text:outline-level="2">void OS_MutexRelease(int8_t mutexNum);</text:h>
      <text:p text:style-name="P2">Release the mutex at the end of a critical section. A re-scheduling will be done, if another task is waiting for the mutex.</text:p>
      <text:p text:style-name="P2">Triggers re-scheduling.</text:p>
      <text:h text:style-name="P21" text:outline-level="1">Alarms</text:h>
      <text:h text:style-name="P23" text:outline-level="2">void OS_WaitTicks( uint16_t <text:span text:style-name="T4">numTicks</text:span>) ; </text:h>
      <text:p text:style-name="P2">Inactivate Task and wait for the specified number of OS ticks.</text:p>
      <text:p text:style-name="P2">Triggers re-scheduling. This is a macro, which uses OS_SetAlarm and OS_WaitAlarm.</text:p>
      <text:h text:style-name="P23"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23" text:outline-level="2">void OS_WaitAlarm(); </text:h>
      <text:p text:style-name="P2">Inactivate Task and wait for an alarm to expire.</text:p>
      <text:p text:style-name="P2">Triggers re-scheduling.</text:p>
      <text:h text:style-name="P21" text:outline-level="1">Events</text:h>
      <text:h text:style-name="P24" text:outline-level="2">void OS_SetEvent(uint8_t TaskID, uint8_t EventMask)</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4"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text:soft-page-break/>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5" text:outline-level="2">uint8_t OS_WaitEventTimeout(uint8_t EventMask, uint16_t numTicks )</text:h>
      <text:p text:style-name="P4"><text:span text:style-name="T3">Inactivate Task and w</text:span><text:span text:style-name="T3">ait for an event in combination with a timeout.</text:span></text:p>
      <text:p text:style-name="P3">Continues, if:</text:p>
      <text:list xml:id="list43668992" text:style-name="L3">
        <text:list-item>
          <text:p text:style-name="P18">the timeout has expired (return value is 0)</text:p>
        </text:list-item>
        <text:list-item>
          <text:p text:style-name="P18">if an event had occurred (return value is the event, which lead to activation)</text:p>
        </text:list-item>
      </text:list>
      <text:p text:style-name="P3">Triggers re-scheduling.</text:p>
      <text:p text:style-name="P3"/>
      <text:p text:style-name="P3">This is a function, which uses the alarm of the task. This means, it just overwrites a possibly existing alarm.</text:p>
      <text:h text:style-name="P21" text:outline-level="1">Queues</text:h>
      <text:h text:style-name="P24" text:outline-level="2">uint8_t OS_QueueIn(OS_Queue_t* pQueue , uint8_t *pByte)</text:h>
      <text:p text:style-name="P4"><text:span text:style-name="T2">Put an element </text:span>into<text:span text:style-name="T2"> a FIFO queue. Return value is 1 if queue is full.</text:span></text:p>
      <text:p text:style-name="P2">The Queue must be globally declared and initialized as follows:</text:p>
      <text:p text:style-name="P9">OS_DeclareQueue(QueueName,(Number of Elements),(Element Size));</text:p>
      <text:p text:style-name="Text_20_body">For example:</text:p>
      <text:p text:style-name="P9">OS_DeclareQueue(myQueue,100,4);</text:p>
      <text:p text:style-name="Text_20_body">declar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p text:style-name="Code"/>
      <text:p text:style-name="Text_20_body">The Macro</text:p>
      <text:p text:style-name="P9">OS_DeclareQueue(myQueue,100,4);</text:p>
      <text:p text:style-name="Text_20_body">expands to:</text:p>
      <text:p text:style-name="P9">uint8_t OSQDmyQueue[100*4]; // OS Queue Data</text:p>
      <text:p text:style-name="P9">OS_Queue_t myQueue = {0,0,4,100*4,OSQDmyQueue} // Queue struct</text:p>
      <text:p text:style-name="Text_20_body">that means, it declares an array for the queue data and a queue struct, which contains the information and pointers to the data array.</text:p>
      <text:h text:style-name="P24"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1" text:outline-level="1"><text:soft-page-break/>Internal functions</text:h>
      <text:h text:style-name="P23" text:outline-level="2">ISR <text:s/>(OS_ScheduleISR)__attribute__ ((naked,signal)); </text:h>
      <text:p text:style-name="P2">Internal, not to be called by the application;</text:p>
      <text:p text:style-name="P2">OS tick interrupt function (vector defined in FabOS.h)</text:p>
      <text:h text:style-name="P23"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3" text:outline-level="2">int8_t OS_GetNextTaskNumber()</text:h>
      <text:p text:style-name="P2">Internal: determine the next task to be run according priority.</text:p>
      <text:h text:style-name="P23"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1" text:outline-level="1">Helper functions</text:h>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23" text:outline-level="2"><text:soft-page-break/>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10</text:page-number>/<text:page-count>10</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1H11M42S</meta:editing-duration>
    <meta:editing-cycles>48</meta:editing-cycles>
    <meta:generator>OpenOffice.org/3.1$Win32 OpenOffice.org_project/310m19$Build-9420</meta:generator>
    <dc:date>2009-12-16T23:57:52.43</dc:date>
    <dc:creator>Fabian Huslik</dc:creator>
    <meta:document-statistic meta:table-count="0" meta:image-count="0" meta:object-count="0" meta:page-count="10" meta:paragraph-count="292" meta:word-count="2308" meta:character-count="14627"/>
    <meta:user-defined meta:name="Info 1"/>
    <meta:user-defined meta:name="Info 2"/>
    <meta:user-defined meta:name="Info 3"/>
    <meta:user-defined meta:name="Info 4"/>
  </office:meta>
</office:document-meta>
</file>